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normal" officeooo:rsid="000d77b6" officeooo:paragraph-rsid="000d77b6" style:font-weight-asian="normal" style:font-weight-complex="normal"/>
    </style:style>
    <style:style style:name="P2" style:family="paragraph" style:parent-style-name="Standard">
      <style:paragraph-properties fo:text-align="end" style:justify-single-word="false"/>
      <style:text-properties style:text-underline-style="none" fo:font-weight="normal" officeooo:rsid="000d77b6" officeooo:paragraph-rsid="000d77b6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rsid="000d77b6" officeooo:paragraph-rsid="000d77b6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d77b6" officeooo:paragraph-rsid="000d77b6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d77b6" officeooo:paragraph-rsid="000d77b6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d77b6" officeooo:paragraph-rsid="000d77b6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end" style:justify-single-word="false"/>
      <style:text-properties fo:font-size="12pt" style:text-underline-style="none" fo:font-weight="normal" officeooo:rsid="000d77b6" officeooo:paragraph-rsid="000d77b6" style:font-size-asian="10.5pt" style:font-weight-asian="normal" style:font-size-complex="12pt" style:font-weight-complex="normal"/>
    </style:style>
    <style:style style:name="T1" style:family="text">
      <style:text-properties fo:color="#000000" loext:opacity="100%"/>
    </style:style>
    <style:style style:name="T2" style:family="text">
      <style:text-properties officeooo:rsid="0010c7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etra Tomašová, Ľ. Ondrejova 728/3, 971 01 Prievidza, t.č. 0905938139, <text:a xlink:type="simple" xlink:href="mailto:tomasova39@gmail.com" text:style-name="Internet_20_link" text:visited-style-name="Visited_20_Internet_20_Link"><text:span text:style-name="T1">tomasova39@gmail.com</text:span></text:a></text:p>
      <text:p text:style-name="P1"/>
      <text:p text:style-name="P1"/>
      <text:p text:style-name="P1"/>
      <text:p text:style-name="P2">PaedDr. Eleonóra Porubcová</text:p>
      <text:p text:style-name="P2">Gymnázium V.B. Nedožerského</text:p>
      <text:p text:style-name="P2">Matice Slovenskej 16</text:p>
      <text:p text:style-name="P2">971 01 Prievidza</text:p>
      <text:p text:style-name="P3"/>
      <text:p text:style-name="P3"/>
      <text:p text:style-name="P3"/>
      <text:p text:style-name="P3"/>
      <text:p text:style-name="P3"/>
      <text:p text:style-name="P3"/>
      <text:p text:style-name="P4">ŽIADOSŤ O UVOĽNENIE Z VYUČOVANIA</text:p>
      <text:p text:style-name="P4"/>
      <text:p text:style-name="P5">Vážená pani riaditeľka,</text:p>
      <text:p text:style-name="P5"/>
      <text:p text:style-name="P6">týmto Vás veľmi pekne prosím o uvoľnenie svojho syna, študenta 1.D triedy gymnázia V. B. Nedožerského z vyučovania v dňoch 11.-1<text:span text:style-name="T2">5</text:span>.4.2024 z dôvodu jeho účasti na mládežnickom fóre Level UP! 2024 v Európskom parlamente.</text:p>
      <text:p text:style-name="P6"/>
      <text:p text:style-name="P6">Za kladné vybavenie vopred ďakujem, vážim si to a zostávam s pozdravom.</text:p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7">Petra Tomašová</text:p>
      <text:p text:style-name="P7">matka</text:p>
      <text:p text:style-name="P5"/>
      <text:p text:style-name="P5"/>
      <text:p text:style-name="P5"/>
      <text:p text:style-name="P7">V Priev<text:span text:style-name="T2">i</text:span>dzi, dňa 9.4.2024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9T09:46:02.630759841</meta:creation-date>
    <dc:date>2024-04-09T11:55:07.279325674</dc:date>
    <meta:editing-duration>PT40M1S</meta:editing-duration>
    <meta:editing-cycles>3</meta:editing-cycles>
    <meta:generator>LibreOffice/7.5.9.2$Linux_X86_64 LibreOffice_project/50$Build-2</meta:generator>
    <meta:print-date>2024-04-09T11:55:02.460409719</meta:print-date>
    <meta:document-statistic meta:table-count="0" meta:image-count="0" meta:object-count="0" meta:page-count="1" meta:paragraph-count="12" meta:word-count="84" meta:character-count="567" meta:non-whitespace-character-count="495"/>
  </office:meta>
</office:document-meta>
</file>